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C4000011296178AFB2.svm"/>
  <manifest:file-entry manifest:media-type="" manifest:full-path="Pictures/2000000700003693000026F8718030D9.svm"/>
  <manifest:file-entry manifest:media-type="" manifest:full-path="Pictures/200000070000285000000E4417A9E720.svm"/>
  <manifest:file-entry manifest:media-type="" manifest:full-path="Pictures/2000000700003E8800000F32C4AA7C03.svm"/>
  <manifest:file-entry manifest:media-type="" manifest:full-path="Pictures/2000000700002D7B000022024503FCA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onvierte estos números decimales en binarios:</text:p>
      <text:p text:style-name="Standard"><text:tab/>a. 16</text:p>
      <text:p text:style-name="Standard"><draw:frame draw:style-name="fr1" draw:name="gráficos1" text:anchor-type="paragraph" svg:x="1.184cm" svg:y="0cm" svg:width="5.371cm" svg:height="4.016cm" draw:z-index="0"><draw:image xlink:href="Pictures/2000000700002D7B000022024503FCAC.svm" xlink:type="simple" xlink:show="embed" xlink:actuate="onLoad"/></draw:frame><text:tab/></text:p>
      <text:p text:style-name="Standard"><text:tab/>b. -74</text:p>
      <text:p text:style-name="Standard"><draw:frame draw:style-name="fr1" draw:name="gráficos2" text:anchor-type="paragraph" svg:x="1.205cm" svg:y="0.132cm" svg:width="6.749cm" svg:height="4.819cm" draw:z-index="1"><draw:image xlink:href="Pictures/2000000700003693000026F8718030D9.svm" xlink:type="simple" xlink:show="embed" xlink:actuate="onLoad"/></draw:frame><text:tab/></text:p>
      <text:p text:style-name="P1">2. Convierte estos binarios a decimales</text:p>
      <text:p text:style-name="Standard"><text:tab/>a. 00001010</text:p>
      <text:p text:style-name="Standard"><draw:frame draw:style-name="fr1" draw:name="gráficos3" text:anchor-type="paragraph" svg:x="1.469cm" svg:y="0cm" svg:width="5.858cm" svg:height="2.812cm" draw:z-index="2"><draw:image xlink:href="Pictures/20000007000023C4000011296178AFB2.svm" xlink:type="simple" xlink:show="embed" xlink:actuate="onLoad"/></draw:frame><text:tab/><text:tab/></text:p>
      <text:p text:style-name="Standard"><text:tab/>b. 11110001</text:p>
      <text:p text:style-name="Standard"><draw:frame draw:style-name="fr1" draw:name="gráficos4" text:anchor-type="paragraph" svg:x="1.339cm" svg:y="0.215cm" svg:width="9.922cm" svg:height="2.411cm" draw:z-index="3"><draw:image xlink:href="Pictures/2000000700003E8800000F32C4AA7C03.svm" xlink:type="simple" xlink:show="embed" xlink:actuate="onLoad"/></draw:frame><text:tab/></text:p>
      <text:list xml:id="list1094544249985677044" text:style-name="L1">
        <text:list-item>
          <text:list>
            <text:list-item>
              <text:list>
                <text:list-item>
                  <text:p text:style-name="P2">10000001</text:p>
                </text:list-item>
              </text:list>
            </text:list-item>
          </text:list>
        </text:list-item>
      </text:list>
      <text:p text:style-name="Standard"><draw:frame draw:style-name="fr1" draw:name="gráficos5" text:anchor-type="paragraph" svg:x="1.487cm" svg:y="0.129cm" svg:width="7.366cm" svg:height="2.607cm" draw:z-index="4"><draw:image xlink:href="Pictures/200000070000285000000E4417A9E720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3. Suma estos números binarios (y comprueba que estás en lo cierto)</text:p>
      <text:p text:style-name="Standard"><text:tab/>a. 01000111 + 00011011</text:p>
      <text:p text:style-name="Standard"><text:tab/>b. 11101110 + 00011100</text:p>
      <text:p text:style-name="P1">4. Convierte estos números decimales a hexadecimal</text:p>
      <text:p text:style-name="Standard"><text:tab/>a. 25</text:p>
      <text:p text:style-name="Standard"><text:tab/>b. 345</text:p>
      <text:p text:style-name="P1">5. Convierte estos hexadecimales a decimales</text:p>
      <text:p text:style-name="Standard"><text:tab/>a. FA</text:p>
      <text:p text:style-name="Standard"><text:tab/>b. 3</text:p>
      <text:p text:style-name="P1">6. Suma estos hexadecimales (y comprueba que estás en lo cierto)</text:p>
      <text:p text:style-name="Standard"><text:tab/>a. F+3A</text:p>
      <text:p text:style-name="Standard"><text:tab/>b. 6C+5B</text:p>
      <text:p text:style-name="P1">7. Convierte estos binarios a hexadecimales</text:p>
      <text:p text:style-name="Standard"><text:tab/>a. 01100</text:p>
      <text:p text:style-name="Standard"><text:tab/>b. 11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M1S</meta:editing-duration>
    <meta:editing-cycles>5</meta:editing-cycles>
    <meta:generator>OpenOffice/4.1.14$Win32 OpenOffice.org_project/4114m1$Build-9811</meta:generator>
    <dc:date>2024-10-10T11:28:27.42</dc:date>
    <dc:creator>jordi r</dc:creator>
    <meta:document-statistic meta:table-count="0" meta:image-count="5" meta:object-count="0" meta:page-count="2" meta:paragraph-count="26" meta:word-count="89" meta:character-count="513"/>
    <meta:user-defined meta:name="Info 1"/>
    <meta:user-defined meta:name="Info 2"/>
    <meta:user-defined meta:name="Info 3"/>
    <meta:user-defined meta:name="Info 4"/>
  </office:meta>
</office:document-meta>
</file>